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263938D.jpg" manifest:media-type="image/jpeg"/>
  <manifest:file-entry manifest:full-path="Pictures/100000000000025A000002123E659716.png" manifest:media-type="image/png"/>
  <manifest:file-entry manifest:full-path="Pictures/10000000000002390000010E1F1AB87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8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9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0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1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2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3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4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18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19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officeooo:paragraph-rsid="0020d870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5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7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28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9" style:family="paragraph" style:parent-style-name="Text_20_body" style:list-style-name="L3"/>
    <style:style style:name="P30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5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29cd" fo:background-color="transparent" loext:char-shading-value="0" style:font-size-asian="12pt" style:font-size-complex="12pt" loext:padding="0cm" loext:border="none"/>
    </style:style>
    <style:style style:name="T16" style:family="text">
      <style:text-properties officeooo:rsid="000ca595"/>
    </style:style>
    <style:style style:name="T17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18" style:family="text">
      <style:text-properties style:font-name="Calibri" fo:font-size="12pt" fo:font-weight="bold" officeooo:rsid="001c81fe" style:font-size-asian="12pt" style:font-weight-asian="bold" style:font-size-complex="12pt" style:font-weight-complex="bold"/>
    </style:style>
    <style:style style:name="T19" style:family="text">
      <style:text-properties officeooo:rsid="000d3009"/>
    </style:style>
    <style:style style:name="T20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21" style:family="text">
      <style:text-properties fo:color="#000000" loext:opacity="100%" style:font-name="Arial1" fo:font-size="12pt" style:font-size-asian="12pt" style:font-size-complex="12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Nombre del a</text:span>lumno-<text:span text:style-name="T2">a</text:span>: </text:p>
      <text:p text:style-name="P16">N<text:span text:style-name="T3">ombre del alumno-a</text:span></text:p>
      <text:section text:style-name="Sect1" text:name="Sección1">
        <text:p text:style-name="P13"/>
      </text:section>
      <text:section text:style-name="Sect1" text:name="Sección4">
        <text:p text:style-name="P14"><text:s text:c="3"/>NOTA: Antes de nada, cumplimentar el nombre <text:span text:style-name="T4">completo</text:span> del alumno -<text:span text:style-name="T2">a</text:span> <text:s text:c="2"/></text:p>
      </text:section>
      <text:p text:style-name="P15"/>
      <text:p text:style-name="P8">OBJETIVOS</text:p>
      <text:p text:style-name="P9"/>
      <text:p text:style-name="P10">- <text:span text:style-name="T2">Conocer y habituarse a la metodología de trabajo, así como la plataforma CAMPUS DE LAS ENSEÑANZAS PROFESIONALES</text:span></text:p>
      <text:p text:style-name="P11"><text:span text:style-name="T2">- </text:span><text:span text:style-name="A1"><text:span text:style-name="T20">Selecciona las arquitecturas y tecnologías de programación sobre clientes Web, identificando y analizando las capacidades y características de cada una. </text:span></text:span><text:span text:style-name="A1"><text:span text:style-name="T17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19">DEW</text:span> en el equipo del profesor y accesible por red local.</text:h>
        </text:list-item>
        <text:list-item>
          <text:p text:style-name="P24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5">Software d<text:span text:style-name="T16">e desarrollo.</text:span></text:p>
        </text:list-item>
        <text:list-item>
          <text:p text:style-name="P26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2"/>
      <text:p text:style-name="P19"><text:span text:style-name="T18">ENUNCIADO</text:span></text:p>
      <text:p text:style-name="Text_20_body"><text:span text:style-name="Strong_20_Emphasis">Objetivo</text:span>: Crear un sistema de gestión de eventos en JavaScript que genere eventos aleatorios, filtre los eventos según criterios específicos, y muestre la lista en formato JSON y en formato de texto legible.</text:p>
      <text:p text:style-name="Text_20_body"><text:span text:style-name="Strong_20_Emphasis">Requisitos</text:span>:</text:p>
      <text:list text:style-name="L3">
        <text:list-item>
          <text:p text:style-name="P29"><text:span text:style-name="Strong_20_Emphasis">Generar una lista de eventos</text:span>:</text:p>
          <text:list>
            <text:list-item>
              <text:p text:style-name="P30">Cada evento debe tener las siguientes propiedades:</text:p>
              <text:list>
                <text:list-item>
                  <text:p text:style-name="P30"><text:span text:style-name="Source_20_Text">nombre</text:span>: Un nombre descriptivo generado aleatoriamente usando palabras de una lista (ej., "Conferencia", "Seminario", "Reunión", "Webinar", "Taller").</text:p>
                </text:list-item>
                <text:list-item>
                  <text:p text:style-name="P30"><text:span text:style-name="Source_20_Text">fecha</text:span>: Una fecha aleatoria dentro de los próximos 60 días.</text:p>
                </text:list-item>
                <text:list-item>
                  <text:p text:style-name="P30"><text:span text:style-name="Source_20_Text">categoría</text:span>: Una categoría seleccionada aleatoriamente de una lista de categorías posibles (ej., "Negocios", "Tecnología", "Educación", "Entretenimiento").</text:p>
                </text:list-item>
                <text:list-item>
                  <text:p text:style-name="P30"><text:span text:style-name="Source_20_Text">ubicación</text:span>: Una ubicación seleccionada aleatoriamente de una lista de ciudades (ej., "Madrid", "Barcelona", "Valencia", "Sevilla").</text:p>
                </text:list-item>
                <text:list-item>
                  <text:p text:style-name="P30"><text:span text:style-name="Source_20_Text">asistentes</text:span>: Un número aleatorio de asistentes (entre 10 y 200 personas).</text:p>
                </text:list-item>
              </text:list>
            </text:list-item>
          </text:list>
        </text:list-item>
        <text:list-item>
          <text:p text:style-name="P29"><text:span text:style-name="Strong_20_Emphasis">Filtrar eventos</text:span>:</text:p>
          <text:list>
            <text:list-item>
              <text:p text:style-name="P30">Crear una función <text:span text:style-name="Source_20_Text">filtrarEventos</text:span> que reciba la lista de eventos y permita filtrar:</text:p>
              <text:list>
                <text:list-item>
                  <text:p text:style-name="P30">Eventos de una fecha específica.</text:p>
                </text:list-item>
                <text:list-item>
                  <text:p text:style-name="P30">Eventos de una categoría específica.</text:p>
                </text:list-item>
                <text:list-item>
                  <text:p text:style-name="P30">Eventos en una ubicación específica.</text:p>
                </text:list-item>
                <text:list-item>
                  <text:p text:style-name="P30">Eventos con un número mínimo de asistentes.</text:p>
                </text:list-item>
              </text:list>
            </text:list-item>
          </text:list>
        </text:list-item>
        <text:list-item>
          <text:p text:style-name="P29"><text:span text:style-name="Strong_20_Emphasis">Mostrar eventos</text:span>:</text:p>
          <text:list>
            <text:list-item>
              <text:p text:style-name="P30">Convertir la lista de eventos en formato JSON usando <text:span text:style-name="Source_20_Text">JSON.stringify</text:span> para simular el envío de datos.</text:p>
            </text:list-item>
            <text:list-item>
              <text:p text:style-name="P30">Mostrar los eventos en la consola en un formato de texto legible, agrupados por fecha y categoría.</text:p>
            </text:list-item>
            <text:list-item>
              <text:p text:style-name="P29">Cada evento debe mostrarse con un formato legible: <text:span text:style-name="Source_20_Text">Evento: [nombre], Fecha: [fecha], Ubicación: [ubicación], Asistentes: [asistentes]</text:span>.</text:p>
            </text:list-item>
          </text:list>
        </text:list-item>
      </text:list>
      <text:list text:style-name="L2">
        <text:list-item>
          <text:p text:style-name="P28"><text:span text:style-name="Source_20_Text"><text:span text:style-name="T13"/>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draw:gradient draw:name="Sunburst" draw:style="radial" draw:cx="30%" draw:cy="30%" draw:start-color="#800000" draw:end-color="#ffff00" draw:start-intensity="100%" draw:end-intensity="100%" draw:border="20%">
      <loext:gradient-stop svg:offset="0" loext:color-type="rgb" loext:color-value="#800000"/>
      <loext:gradient-stop svg:offset="1" loext:color-type="rgb" loext:color-value="#ffff00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2" style:family="paragraph" style:parent-style-name="Header">
      <style:text-properties officeooo:paragraph-rsid="0006ca38"/>
    </style:style>
    <style:style style:name="MP3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5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P7" style:family="paragraph" style:parent-style-name="Standard">
      <style:text-properties officeooo:paragraph-rsid="0006ca38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draw:frame draw:style-name="Mfr1" draw:name="Imagen5" text:anchor-type="paragraph" svg:x="1.901cm" svg:y="0.33cm" svg:width="1.501cm" svg:height="1.323cm" draw:z-index="1"><draw:image xlink:href="Pictures/100000000000097C0000085EA263938D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659716.png" xlink:type="simple" xlink:show="embed" xlink:actuate="onLoad" draw:mime-type="image/png"/></draw:frame></text:p>
            </table:table-cell>
            <table:table-cell table:style-name="Tabla1.A1" office:value-type="string">
              <text:p text:style-name="MP2"/>
            </table:table-cell>
            <table:table-cell table:style-name="Tabla1.A1" office:value-type="string">
              <text:section text:style-name="MSect1" text:name="Sección2">
                <text:p text:style-name="MP3"><text:span text:style-name="MT1">ACTIVIDADES </text:span>2A DAW-DEW</text:p>
                <text:p text:style-name="MP4"/>
                <text:h text:style-name="MP5" text:outline-level="1"><text:bookmark text:name="yui_3_17_2_1_1664888253031_1142"/>DESARROLLO WEB EN ENTORNO CLIENTE(DEW)</text:h>
                <text:p text:style-name="MP4"/>
              </text:section>
            </table:table-cell>
            <table:table-cell table:style-name="Tabla1.D1" office:value-type="string">
              <text:p text:style-name="MP6"><draw:frame draw:style-name="Mfr2" draw:name="Imagen7" text:anchor-type="paragraph" svg:x="0cm" svg:y="0.318cm" svg:width="2.621cm" svg:height="1.244cm" draw:z-index="5"><draw:image xlink:href="Pictures/10000000000002390000010E1F1AB872.jpg" xlink:type="simple" xlink:show="embed" xlink:actuate="onLoad" draw:mime-type="image/jpeg"/></draw:frame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4-11-04T16:34:05.332000000</dc:date>
    <meta:editing-duration>PT58M18S</meta:editing-duration>
    <meta:editing-cycles>27</meta:editing-cycles>
    <meta:generator>LibreOffice/24.2.5.2$Windows_X86_64 LibreOffice_project/bffef4ea93e59bebbeaf7f431bb02b1a39ee8a59</meta:generator>
    <meta:document-statistic meta:table-count="1" meta:image-count="3" meta:object-count="0" meta:page-count="2" meta:paragraph-count="36" meta:word-count="354" meta:character-count="2326" meta:non-whitespace-character-count="2022"/>
  </office:meta>
</office:document-meta>
</file>